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212"/>
        <table:table-column table:style-name="co2" table:default-cell-style-name="ce214"/>
        <table:table-column table:style-name="co3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PC Build Greatest 2022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 office:value-type="string" calcext:value-type="string">
            <text:p>Asus Pro WS TRX50-SAGE WIFI</text:p>
          </table:table-cell>
          <table:table-cell table:style-name="ce235" office:value-type="float" office:value="16000000" calcext:value-type="float">
            <text:p>16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 office:value-type="string" calcext:value-type="string">
            <text:p>AMD Ryzen Threadripper Pro 7995WX</text:p>
          </table:table-cell>
          <table:table-cell table:style-name="ce235" office:value-type="float" office:value="194000000" calcext:value-type="float">
            <text:p>194,000,000</text:p>
          </table:table-cell>
          <table:table-cell table:number-columns-repeated="2"/>
          <table:table-cell table:style-name="ce214"/>
          <table:table-cell/>
          <table:table-cell table:style-name="ce249"/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220" office:value-type="string" calcext:value-type="string">
            <text:p>Asus GeForce RTX 4090 24 GB 384 Bit GDDR6X ROG Strix OC Edition </text:p>
          </table:table-cell>
          <table:table-cell table:style-name="ce237" office:value-type="float" office:value="33000000" calcext:value-type="float">
            <text:p>33,000,000</text:p>
          </table:table-cell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5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 office:value-type="string" calcext:value-type="string">
            <text:p>8K</text:p>
          </table:table-cell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16" office:value-type="string" calcext:value-type="string">
            <text:p>Mechanical Keyboard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6" office:value-type="string" calcext:value-type="string">
            <text:p>Wireless Mouse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Deskmat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Sound Card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2" calcext:value-type="float">
            <text:p>22</text:p>
          </table:table-cell>
          <table:table-cell table:style-name="ce217" office:value-type="string" calcext:value-type="string">
            <text:p>Secon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3" calcext:value-type="float">
            <text:p>23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4" calcext:value-type="float">
            <text:p>24</text:p>
          </table:table-cell>
          <table:table-cell table:style-name="ce217" office:value-type="string" calcext:value-type="string">
            <text:p>Second Nvme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/>
          <table:table-cell table:number-columns-repeated="55"/>
        </table:table-row>
        <table:table-row table:style-name="ro2">
          <table:table-cell table:style-name="ce213"/>
          <table:table-cell table:style-name="ce213" office:value-type="string" calcext:value-type="string">
            <text:p>Alternate CPU #1</text:p>
          </table:table-cell>
          <table:table-cell table:style-name="ce215" office:value-type="string" calcext:value-type="string">
            <text:p>AMD RYZEN Threadripper 7970X 32-Core </text:p>
          </table:table-cell>
          <table:table-cell table:style-name="ce2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13" office:value-type="string" calcext:value-type="string">
            <text:p>Alternate CPU #2</text:p>
          </table:table-cell>
          <table:table-cell table:style-name="ce215" office:value-type="string" calcext:value-type="string">
            <text:p>AMD RYZEN Threadripper 7960X 32-Core </text:p>
          </table:table-cell>
          <table:table-cell table:style-name="ce2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/>
          <table:table-cell table:style-name="ce227"/>
          <table:table-cell table:style-name="ce239"/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55"/>
        <table:table-column table:style-name="co8" table:default-cell-style-name="ce220"/>
        <table:table-column table:style-name="co9" table:default-cell-style-name="ce220"/>
        <table:table-column table:style-name="co10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High End Buil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Gigabyte X670E Aorus Master</text:p>
          </table:table-cell>
          <table:table-cell table:style-name="ce2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50X 4.5Ghz Up To 5.7Ghz Cache 64MB 170W</text:p>
          </table:table-cell>
          <table:table-cell table:style-name="ce273" office:value-type="float" office:value="9600000" calcext:value-type="float">
            <text:p>9,600,000</text:p>
          </table:table-cell>
          <table:table-cell table:number-columns-repeated="4"/>
          <table:table-cell table:style-name="ce2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32GB (2x16GB) DDR5 – 6000MHz</text:p>
          </table:table-cell>
          <table:table-cell table:style-name="ce2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4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ASUS ROG STRIX 1000W Gold Aura Edition</text:p>
          </table:table-cell>
          <table:table-cell table:style-name="ce2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5" office:value-type="string" calcext:value-type="string">
            <text:p>MONITOR GAMING 34 CURVED QD-OLED </text:p>
          </table:table-cell>
          <table:table-cell table:style-name="ce273" office:value-type="float" office:value="10000000" calcext:value-type="float">
            <text:p>10,000,000</text:p>
          </table:table-cell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4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Q2 QMK 65% Fully Assembled KNOB VERSION Carbon Black</text:p>
          </table:table-cell>
          <table:table-cell table:style-name="ce2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Razer DeathAdder V3 Pro – Ultra-lightweight</text:p>
          </table:table-cell>
          <table:table-cell table:style-name="ce2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267" office:value-type="string" calcext:value-type="string">
            <text:p>Razer Firefly V2 Hard Surface RGB</text:p>
          </table:table-cell>
          <table:table-cell table:style-name="ce2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9" calcext:value-type="float">
            <text:p>19</text:p>
          </table:table-cell>
          <table:table-cell table:style-name="ce259" office:value-type="string" calcext:value-type="string">
            <text:p>Network Card</text:p>
          </table:table-cell>
          <table:table-cell table:style-name="ce259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 office:value-type="string" calcext:value-type="string">
            <text:p>Processor</text:p>
          </table:table-cell>
          <table:table-cell table:style-name="ce261"/>
          <table:table-cell table:style-name="ce276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90"/>
        <table:table-column table:style-name="co13" table:default-cell-style-name="ce220"/>
        <table:table-column table:style-name="co14" table:default-cell-style-name="ce220"/>
        <table:table-column table:style-name="co15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Mid En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92" office:value-type="string" calcext:value-type="string">
            <text:p>ASUS ROG STRIX B650E-F GAMING WIFI </text:p>
          </table:table-cell>
          <table:table-cell table:style-name="ce2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00X 4.7Ghz Up To 5.6Ghz Cache 64MB 170W AM5 [Box] </text:p>
          </table:table-cell>
          <table:table-cell table:style-name="ce27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85"/>
          <table:table-cell table:number-columns-repeated="1018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6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Corsair RM850e 850W Full Modular</text:p>
          </table:table-cell>
          <table:table-cell table:style-name="ce2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AOC CU34G3S 34" WQHD 165Hz 1ms HDR 10 FreeSync</text:p>
          </table:table-cell>
          <table:table-cell table:style-name="ce273" office:value-type="float" office:value="6600000" calcext:value-type="float">
            <text:p>6,6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2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Logitech MX Master 3 Mouse Wireless</text:p>
          </table:table-cell>
          <table:table-cell table:style-name="ce2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Default"/>
          <table:table-cell table:number-columns-repeated="102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ce282"/>
          <table:table-cell table:style-name="ce302"/>
          <table:table-cell table:number-columns-repeated="102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/>
          <table:table-cell table:style-name="ce259"/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 table:number-columns-repeated="2"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1"/>
          <table:table-cell table:style-name="ce276"/>
          <table:table-cell table:number-columns-repeated="1020"/>
        </table:table-row>
        <table:table-row table:style-name="ro2">
          <table:table-cell/>
          <table:table-cell table:style-name="ce291"/>
          <table:table-cell table:number-columns-repeated="1022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273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88"/>
          <table:table-cell table:number-columns-repeated="1023"/>
        </table:table-row>
        <table:table-row table:style-name="ro2">
          <table:table-cell table:style-name="ce288"/>
          <table:table-cell table:style-name="ce258" table:number-columns-repeated="2"/>
          <table:table-cell table:style-name="ce273"/>
          <table:table-cell table:number-columns-repeated="1020"/>
        </table:table-row>
        <table:table-row table:style-name="ro2" table:number-rows-repeated="5">
          <table:table-cell table:style-name="ce2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90"/>
        <table:table-column table:style-name="co13" table:default-cell-style-name="ce220"/>
        <table:table-column table:style-name="co16" table:default-cell-style-name="ce300"/>
        <table:table-column table:style-name="co17" table:default-cell-style-name="ce301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600X Box</text:p>
          </table:table-cell>
          <table:table-cell table:style-name="ce308" office:value-type="float" office:value="3830000" calcext:value-type="float">
            <text:p>3,83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GAMING GeForce RTX 4070 SUPER 12GB Twin Edge OC</text:p>
          </table:table-cell>
          <table:table-cell table:style-name="ce274" office:value-type="float" office:value="10079000" calcext:value-type="float">
            <text:p>10,079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AOC CU34G3S 34" WQHD 165Hz 1ms HDR 10 FreeSync</text:p>
          </table:table-cell>
          <table:table-cell table:style-name="ce308" office:value-type="float" office:value="6600000" calcext:value-type="float">
            <text:p>6,60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/>
          <table:table-cell table:style-name="ce256" office:value-type="string" calcext:value-type="string">
            <text:p>Haidar Testing</text:p>
          </table:table-cell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<text:s/>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SUS DUAL GeForce RTX 4070 OC 12GB GDDR6X - OC EDITION</text:p>
          </table:table-cell>
          <table:table-cell table:style-name="ce274" office:value-type="float" office:value="10370000" calcext:value-type="float">
            <text:p>10,370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XPG LANCER BLADE DDR5 32GB (2x16GB) 5600Mhz</text:p>
          </table:table-cell>
          <table:table-cell table:style-name="ce2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RTX 4060 TWIN EDGE OC 8GB GDDR6</text:p>
          </table:table-cell>
          <table:table-cell table:style-name="ce2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/>
          <table:table-cell table:style-name="ce309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number-columns-repeated="2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90"/>
        <table:table-column table:style-name="co13" table:default-cell-style-name="ce220"/>
        <table:table-column table:style-name="co19" table:default-cell-style-name="ce300"/>
        <table:table-column table:style-name="co17" table:default-cell-style-name="ce301"/>
        <table:table-column table:style-name="co20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/>
          <table:table-cell table:style-name="ce282"/>
          <table:table-cell table:style-name="ce2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700F Tray + Fan</text:p>
          </table:table-cell>
          <table:table-cell table:style-name="ce306" office:value-type="float" office:value="2400000" calcext:value-type="float">
            <text:p>2,400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82" office:value-type="string" calcext:value-type="string">
            <text:p>Ganti Patriot Viper Steel x2</text:p>
          </table:table-cell>
          <table:table-cell table:style-name="ce284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20" office:value-type="string" calcext:value-type="string">
            <text:p>Zotac Gaming GeForce RTX 3050 Solo 8GB GDDR6</text:p>
          </table:table-cell>
          <table:table-cell table:style-name="ce237" office:value-type="float" office:value="3349000" calcext:value-type="float">
            <text:p>3,349,000</text:p>
          </table:table-cell>
          <table:table-cell table:style-name="ce306" office:value-type="float" office:value="2665000" calcext:value-type="float">
            <text:p>2,665,000 </text:p>
          </table:table-cell>
          <table:table-cell table:style-name="ce256" office:value-type="string" calcext:value-type="string">
            <text:p>PALIT GeForce RTX 3050 StormX 6GB GDDR6</text:p>
          </table:table-cell>
          <table:table-cell table:style-name="ce2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2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 office:value-type="string" calcext:value-type="string">
            <text:p>`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20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82"/>
          <table:table-cell table:style-name="ce282" office:value-type="float" office:value="2882000" calcext:value-type="float">
            <text:p>2882000</text:p>
          </table:table-cell>
          <table:table-cell table:style-name="ce2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82"/>
          <table:table-cell table:style-name="ce2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 office:value-type="string" calcext:value-type="string">
            <text:p>https://www.tokopedia.com/ascaryacomputer-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15"/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84800" calcext:value-type="float">
            <text:p>1,084,8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56" office:value-type="string" calcext:value-type="string">
            <text:p>Ryzen 5 5600G</text:p>
          </table:table-cell>
          <table:table-cell table:style-name="ce306" office:value-type="float" office:value="1995001" calcext:value-type="float">
            <text:p>1,995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63" office:value-type="string" calcext:value-type="string">
            <text:p>onboard</text:p>
          </table:table-cell>
          <table:table-cell table:style-name="ce274"/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2])" office:value-type="float" office:value="12933000" calcext:value-type="float">
            <text:p>12,933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 office:value-type="string" calcext:value-type="string">
            <text:p>Kingston A2000 250Gb</text:p>
          </table:table-cell>
          <table:table-cell table:style-name="ce301" office:value-type="float" office:value="480000" calcext:value-type="float">
            <text:p>480,000 </text:p>
          </table:table-cell>
          <table:table-cell table:style-name="ce237"/>
          <table:table-cell table:style-name="ce282" table:number-columns-repeated="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</text:p>
          </table:table-cell>
          <table:table-cell table:style-name="ce311" table:formula="of:=SUM([.D4:.D16])-[.D10]" office:value-type="float" office:value="10463000" calcext:value-type="float">
            <text:p>10,463,000 </text:p>
          </table:table-cell>
          <table:table-cell table:number-columns-repeated="2"/>
          <table:table-cell table:style-name="ce220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300" office:value-type="string" calcext:value-type="string">
            <text:p>FSP HV PRO 550W 85 Plus power supply</text:p>
          </table:table-cell>
          <table:table-cell table:style-name="ce301" office:value-type="float" office:value="695000" calcext:value-type="float">
            <text:p>695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03" office:value-type="string" calcext:value-type="string">
            <text:p>Viewsonic Vx2479 HD Pro</text:p>
          </table:table-cell>
          <table:table-cell table:style-name="ce308" office:value-type="float" office:value="1750000" calcext:value-type="float">
            <text:p>1,75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16" office:value-type="float" office:value="500000" calcext:value-type="float">
            <text:p>50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15"/>
          <table:table-cell table:style-name="ce266" office:value-type="string" calcext:value-type="string">
            <text:p>Gamen Titan Elite Switch</text:p>
          </table:table-cell>
          <table:table-cell table:style-name="ce309" office:value-type="float" office:value="227900" calcext:value-type="float">
            <text:p>227,900 </text:p>
          </table:table-cell>
          <table:table-cell table:style-name="ce271"/>
          <table:table-cell table:style-name="ce284"/>
          <table:table-cell table:style-name="ce282"/>
          <table:table-cell table:number-columns-repeated="11"/>
          <table:table-cell table:style-name="ce282" table:number-columns-repeated="26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300" office:value-type="string" calcext:value-type="string">
            <text:p>Logitech G402 Hyperion Fury</text:p>
          </table:table-cell>
          <table:table-cell table:style-name="ce317" office:value-type="float" office:value="439000" calcext:value-type="float">
            <text:p>439,000 </text:p>
          </table:table-cell>
          <table:table-cell table:style-name="ce271"/>
          <table:table-cell table:style-name="ce284"/>
          <table:table-cell table:style-name="ce282"/>
          <table:table-cell table:number-columns-repeated="16357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15"/>
          <table:table-cell table:style-name="ce282" table:number-columns-repeated="2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15"/>
          <table:table-cell table:style-name="ce315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15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X20:.X36])" office:value-type="float" office:value="7171701" calcext:value-type="float">
            <text:p>7,171,701 </text:p>
          </table:table-cell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2:.D39])-[.D38]" office:value-type="float" office:value="7704000" calcext:value-type="float">
            <text:p>7,704,000 </text:p>
          </table:table-cell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90"/>
        <table:table-column table:style-name="co22" table:default-cell-style-name="ce220"/>
        <table:table-column table:style-name="co23" table:default-cell-style-name="ce300"/>
        <table:table-column table:style-name="co24" table:default-cell-style-name="ce301"/>
        <table:table-column table:style-name="co5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uper Budget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16000" calcext:value-type="float">
            <text:p>1,016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AM4 Ryzen 5 4600G Box</text:p>
          </table:table-cell>
          <table:table-cell table:style-name="ce306" office:value-type="float" office:value="1518000" calcext:value-type="float">
            <text:p>1,518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HYPER X FURY DDR4 16GB</text:p>
          </table:table-cell>
          <table:table-cell table:style-name="ce274" office:value-type="float" office:value="315000" calcext:value-type="float">
            <text:p>315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Integrated Radeon Vega 7 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82"/>
          <table:table-cell table:style-name="ce2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Aerocool LUX 550W PSU Powersupply 80+ BRONZE</text:p>
          </table:table-cell>
          <table:table-cell table:style-name="ce306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84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MSI LED PRO MP223</text:p>
          </table:table-cell>
          <table:table-cell table:style-name="ce308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323" office:value-type="string" calcext:value-type="string">
            <text:p>Xiaomi Monitor A22i | Bezel Tipis FHD 75Hz </text:p>
          </table:table-cell>
          <table:table-cell table:style-name="ce220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Bonkyo keyboard gaming 87 key Keyboard mause Anime </text:p>
          </table:table-cell>
          <table:table-cell table:style-name="ce309" office:value-type="float" office:value="138900" calcext:value-type="float">
            <text:p>138,900 </text:p>
          </table:table-cell>
          <table:table-cell table:number-columns-repeated="2"/>
          <table:table-cell table:style-name="ce220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82"/>
          <table:table-cell table:style-name="ce220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82" table:number-columns-repeated="2"/>
          <table:table-cell table:style-name="ce285"/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20"/>
          <table:table-cell table:number-columns-repeated="4"/>
          <table:table-cell table:style-name="ce282" table:number-columns-repeated="2"/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20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16])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58" office:value-type="string" calcext:value-type="string">
            <text:p>No Monitor, Keyboard, mouse, no VGA</text:p>
          </table:table-cell>
          <table:table-cell table:style-name="ce311" table:formula="of:=SUM([.D4:.D16])-[superbudget.D66]-[superbudget.D68]-[superbudget.D69]-[superbudget.D63]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9"/>
          <table:table-cell table:style-name="ce259"/>
          <table:table-cell table:style-name="Default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1638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9"/>
          <table:table-cell table:style-name="ce274"/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318"/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315"/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20"/>
          <table:table-cell table:style-name="ce308"/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321"/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32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ce315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/>
          <table:table-cell table:style-name="ce257" table:number-columns-repeated="2"/>
          <table:table-cell table:style-name="ce307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6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312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263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number-columns-repeated="3"/>
          <table:table-cell table:style-name="ce282"/>
          <table:table-cell table:number-columns-repeated="16378"/>
        </table:table-row>
        <table:table-row table:style-name="ro2">
          <table:table-cell table:style-name="ce288"/>
          <table:table-cell table:style-name="ce258"/>
          <table:table-cell table:number-columns-repeated="16382"/>
        </table:table-row>
        <table:table-row table:style-name="ro2">
          <table:table-cell table:style-name="ce288"/>
          <table:table-cell/>
          <table:table-cell table:style-name="ce303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20"/>
          <table:table-cell table:style-name="ce316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66"/>
          <table:table-cell table:style-name="ce309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60"/>
          <table:table-cell/>
          <table:table-cell table:style-name="ce317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282" table:number-columns-repeated="2"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315"/>
          <table:table-cell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 table:number-rows-repeated="4">
          <table:table-cell table:style-name="ce288"/>
          <table:table-cell table:style-name="ce259"/>
          <table:table-cell table:number-columns-repeated="2"/>
          <table:table-cell table:style-name="ce302"/>
          <table:table-cell table:number-columns-repeated="16379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/>
          <table:table-cell table:style-name="ce311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/>
          <table:table-cell table:style-name="ce311"/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55"/>
        <table:table-column table:style-name="co25" table:default-cell-style-name="ce220"/>
        <table:table-column table:style-name="co26" table:default-cell-style-name="ce220"/>
        <table:table-column table:style-name="co27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Great OEM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ITX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7 5800X </text:p>
          </table:table-cell>
          <table:table-cell table:style-name="ce273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32GB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ITX 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Nvme</text:p>
          </table:table-cell>
          <table:table-cell table:style-name="ce266" office:value-type="string" calcext:value-type="string">
            <text:p>Samsung 980 pro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ITX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Slim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 table:number-rows-repeated="4">
          <table:table-cell table:style-name="ce2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450M-HDV</text:p>
          </table:table-cell>
          <table:table-cell table:style-name="ce2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5600G</text:p>
          </table:table-cell>
          <table:table-cell table:style-name="ce2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/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number-columns-repeated="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Intel 10100F</text:p>
          </table:table-cell>
          <table:table-cell table:style-name="ce2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212"/>
        <table:table-column table:style-name="co30" table:default-cell-style-name="ce214"/>
        <table:table-column table:style-name="co31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ITX PC Build Great OEM 2020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4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7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/>
          <table:table-cell table:style-name="ce2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326"/>
          <table:table-cell table:style-name="ce235"/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4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4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<text:span text:style-name="T1">Keyboard &amp; Mouse</text:span>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7" office:value-type="string" calcext:value-type="string">
            <text:p>Mouse Pad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Operating System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Secondary 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Thir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econd Nvme SSD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Third Storage SSD</text:p>
          </table:table-cell>
          <table:table-cell table:style-name="ce217"/>
          <table:table-cell table:style-name="ce27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8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13" table:number-columns-repeated="2"/>
          <table:table-cell table:style-name="ce215"/>
          <table:table-cell table:style-name="ce235"/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27"/>
          <table:table-cell table:style-name="ce327"/>
          <table:table-cell table:style-name="ce239"/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 office:value-type="string" calcext:value-type="string">
            <text:p>Processor</text:p>
          </table:table-cell>
          <table:table-cell table:style-name="ce227" office:value-type="string" calcext:value-type="string">
            <text:p>AMD Ryzen 7 3700X</text:p>
          </table:table-cell>
          <table:table-cell table:style-name="ce2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55"/>
        <table:table-column table:style-name="co13" table:default-cell-style-name="ce220"/>
        <table:table-column table:style-name="co32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tudent Animation ITX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550M Steel Legend AM4</text:p>
          </table:table-cell>
          <table:table-cell table:style-name="ce2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 3100</text:p>
          </table:table-cell>
          <table:table-cell table:style-name="ce2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MSI Geforce GTX 1650 Super AERO ITX OC 4 GB DDR6</text:p>
          </table:table-cell>
          <table:table-cell table:style-name="ce325" office:value-type="float" office:value="2400000" calcext:value-type="float">
            <text:p>2,400,000</text:p>
          </table:table-cell>
          <table:table-cell/>
          <table:table-cell table:style-name="ce2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<text:span text:style-name="T2">SILVERSTONE ST45F</text:span> 450w POWER SUPPLY </text:p>
          </table:table-cell>
          <table:table-cell table:style-name="ce2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LG 25UM58-P <text:s/>25"</text:p>
          </table:table-cell>
          <table:table-cell table:style-name="ce273" office:value-type="float" office:value="2400000" calcext:value-type="float">
            <text:p>2,4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Micro ATX Small Case</text:p>
          </table:table-cell>
          <table:table-cell table:style-name="ce2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 office:value-type="string" calcext:value-type="string">
            <text:p>Best Value Mouse Pad</text:p>
          </table:table-cell>
          <table:table-cell table:style-name="ce2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Network Card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Default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 office:value-type="string" calcext:value-type="string">
            <text:p>Upgrade</text:p>
          </table:table-cell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53"/>
          <table:table-cell table:style-name="ce258"/>
          <table:table-cell table:style-name="ce260" office:value-type="string" calcext:value-type="string">
            <text:p>SFX Power supply</text:p>
          </table:table-cell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ini Desk A300</text:p>
          </table:table-cell>
          <table:table-cell table:style-name="ce2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DDR4 XPG Spectrix D40 RGB 8GB (1x8GB) PC25600 3200MHz</text:p>
          </table:table-cell>
          <table:table-cell table:style-name="ce325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82"/>
        <table:table-column table:style-name="co36" table:default-cell-style-name="ce282"/>
        <table:table-column table:style-name="co5" table:number-columns-repeated="2" table:default-cell-style-name="ce282"/>
        <table:table-column table:style-name="co5" table:default-cell-style-name="ce302"/>
        <table:table-column table:style-name="co5" table:number-columns-repeated="59" table:default-cell-style-name="ce282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0" office:value-type="string" calcext:value-type="string">
            <text:p>Wacom One Digital Drawing Tablet with Screen, 13.3” Display </text:p>
          </table:table-cell>
          <table:table-cell table:style-name="ce220" table:number-columns-repeated="2"/>
          <table:table-cell table:style-name="ce2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29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214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214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8T12:03:21.067543392</dc:date>
    <meta:editing-duration>P20DT11H57M17S</meta:editing-duration>
    <meta:editing-cycles>1018</meta:editing-cycles>
    <meta:generator>LibreOffice/24.8.4.2$Linux_X86_64 LibreOffice_project/480$Build-2</meta:generator>
    <meta:document-statistic meta:table-count="18" meta:cell-count="1313" meta:object-count="0"/>
  </office:meta>
</office:document-meta>
</file>